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8.10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0.404cm"/>
    </style:style>
    <style:style style:name="gr3" style:family="graphic" style:parent-style-name="standard">
      <style:graphic-properties svg:stroke-color="#0093d9" draw:fill-color="#0093d9" draw:textarea-horizontal-align="justify" draw:textarea-vertical-align="middle" draw:auto-grow-height="false" fo:min-height="0.654cm" fo:min-width="0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45cm" fo:min-width="1.512cm"/>
    </style:style>
    <style:style style:name="gr5" style:family="graphic" style:parent-style-name="standard">
      <style:graphic-properties svg:stroke-color="#0093d9" draw:fill-color="#0093d9" draw:textarea-horizontal-align="justify" draw:textarea-vertical-align="middle" draw:auto-grow-height="false" fo:min-height="0.645cm" fo:min-width="1.512cm"/>
    </style:style>
    <style:style style:name="gr6" style:family="graphic" style:parent-style-name="standard">
      <style:graphic-properties svg:stroke-width="0.018cm" svg:stroke-color="#0093d9" draw:marker-start-width="0.227cm" draw:marker-end-width="0.227cm" draw:fill-color="#0093d9" draw:textarea-horizontal-align="justify" draw:textarea-vertical-align="middle" draw:auto-grow-height="false" fo:min-height="0.654cm" fo:min-width="0.40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1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93d9"/>
      <style:paragraph-properties fo:text-align="center"/>
    </style:style>
    <style:style style:name="P3" style:family="paragraph">
      <style:paragraph-properties fo:text-align="center"/>
      <style:text-properties fo:color="#069a2e" style:font-name="Inconsolata Black1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color="#069a2e" style:font-name="Inconsolata Black1" fo:font-size="40pt" style:font-size-asian="40pt" style:font-size-complex="40pt"/>
    </style:style>
    <style:style style:name="T1" style:family="text">
      <style:text-properties fo:font-variant="normal" fo:text-transform="none" fo:color="#069a2e" style:text-outline="false" style:text-line-through-style="none" style:text-line-through-type="none" style:font-name="Inconsolata Black1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0.991cm" svg:x="5.6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5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3.4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2.3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6.646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5.547cm" svg:y="18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48cm" svg:y="18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2.345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2.346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108cm" svg:height="0.991cm" svg:x="15.546cm" svg:y="17.5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08cm" svg:height="0.991cm" svg:x="15.547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746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6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047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8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3.348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12.2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49cm" svg:y="17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6.747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6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048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8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3.349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2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1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5cm" svg:y="1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6.748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5.6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4.5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0.049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8.9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8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3.35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2.2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1.152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4.451cm" svg:y="15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5.5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16.652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cm" svg:height="1cm" svg:x="3.45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2.351cm" svg:y="15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6.4cm" svg:height="12cm" svg:x="1.8cm" svg:y="1.4cm">
          <draw:text-box>
            <text:p text:style-name="P3"><text:span text:style-name="T1">01010101100001011010</text:span><text:span text:style-name="T1">10101001010100010101</text:span><text:span text:style-name="T1">01000101010111010000</text:span><text:span text:style-name="T1">10101010101000010010</text:span><text:span text:style-name="T1">10101110100001010111</text:span><text:span text:style-name="T1">10100001011101001101</text:span><text:span text:style-name="T1">01010010101110101001</text:span><text:span text:style-name="T1">0101</text:span><text:span text:style-name="T1">11010001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Black1" svg:font-family="'Inconsolata Black'" style:font-pitch="fixed"/>
    <style:font-face style:name="Inconsolata Black" svg:font-family="'Inconsolata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10:34:43.075612529</meta:creation-date>
    <dc:date>2020-05-28T14:06:57.986166938</dc:date>
    <meta:editing-duration>PT6M19S</meta:editing-duration>
    <meta:editing-cycles>5</meta:editing-cycles>
    <meta:generator>LibreOffice/6.2.8.2$Linux_X86_64 LibreOffice_project/20$Build-2</meta:generator>
    <meta:document-statistic meta:object-count="46"/>
  </office:meta>
</office:document-meta>
</file>